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d.darsnr, d.sutnr from darsdla d;</text:p>
      <text:p text:style-name="Standard"/>
      <text:p text:style-name="Standard">select a.kortnr, a.sutnr, a.vard, a.pavard from asmkort;</text:p>
      <text:p text:style-name="Standard"/>
      <text:p text:style-name="Standard">TKORTELE = class</text:p>
      <text:p text:style-name="Standard">int KORTNR;</text:p>
      <text:p text:style-name="Standard">int SUTNR;</text:p>
      <text:p text:style-name="Standard">string VARD;</text:p>
      <text:p text:style-name="Standard">string PAVARD</text:p>
      <text:p text:style-name="Standard"/>
      <text:p text:style-name="Standard"/>
      <text:p text:style-name="Standard"/>
      <text:p text:style-name="Standard">TWorker = class</text:p>
      <text:p text:style-name="Standard">int DARSNR darsnr;</text:p>
      <text:p text:style-name="Standard">int SUTNR sutnr;</text:p>
      <text:p text:style-name="Standard"/>
      <text:p text:style-name="Standard">List&lt;TKORTELE&gt; korteles;</text:p>
      <text:p text:style-name="Standard"/>
      <text:p text:style-name="Standard"/>
      <text:p text:style-name="Standard">select d.*, (select * from asmkort where kortnr=darsdla.kortnr) as korteles from darsdla d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1:01:05.90</meta:creation-date>
    <dc:date>2012-08-06T00:23:48.76</dc:date>
    <meta:editing-duration>PT13H7M31S</meta:editing-duration>
    <meta:editing-cycles>1</meta:editing-cycles>
    <meta:document-statistic meta:table-count="0" meta:image-count="0" meta:object-count="0" meta:page-count="1" meta:paragraph-count="12" meta:word-count="48" meta:character-count="321" meta:non-whitespace-character-count="285"/>
    <meta:generator>LibreOffice/3.5$Windows_x86 LibreOffice_project/7122e39-92ed229-498d286-15e43b4-d70da21</meta:generator>
  </office:meta>
</office:document-meta>
</file>